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1-title">
      <style:graphic-properties draw:auto-grow-height="true" fo:min-height="2.629cm"/>
      <style:paragraph-properties style:writing-mode="lr-tb"/>
    </style:style>
    <style:style style:name="pr2" style:family="presentation" style:parent-style-name="Classy_5f_Red1-outline1">
      <style:graphic-properties fo:min-height="7.969cm"/>
      <style:paragraph-properties style:writing-mode="lr-tb"/>
    </style:style>
    <style:style style:name="pr3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571cm" presentation:class="title">
          <draw:text-box>
            <text:p>Final Prep</text:p>
          </draw:text-box>
        </draw:frame>
        <draw:frame presentation:style-name="pr2" draw:text-style-name="P2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Friday July 1</text:span><text:span text:style-name="T2">st</text:span><text:span text:style-name="T1">, 2:00pm to 4:30pm.</text:span></text:p>
              </text:list-item>
              <text:list-item>
                <text:p><text:span text:style-name="T1">35 Questions</text:span></text:p>
                <text:list>
                  <text:list-item>
                    <text:p><text:span text:style-name="T1">30 multiple choice</text:span></text:p>
                  </text:list-item>
                  <text:list-item>
                    <text:p><text:span text:style-name="T1">4 “light” coding</text:span></text:p>
                  </text:list-item>
                  <text:list-item>
                    <text:p><text:span text:style-name="T1">1 “complex” coding</text:span></text:p>
                  </text:list-item>
                </text:list>
              </text:list-item>
              <text:list-item>
                <text:p><text:span text:style-name="T1">In-person but on Canvas. You will need a laptop or tablet.</text:span></text:p>
              </text:list-item>
              <text:list-item>
                <text:p><text:span text:style-name="T1">Open-book, open-note, open-internet. </text:span><text:span text:style-name="T3">Not collaborativ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09:03:47.106325064</meta:creation-date>
    <meta:editing-duration>PT6M5S</meta:editing-duration>
    <meta:editing-cycles>7</meta:editing-cycles>
    <meta:generator>LibreOffice/6.4.7.2$Linux_X86_64 LibreOffice_project/40$Build-2</meta:generator>
    <dc:title>Classy Red</dc:title>
    <dc:date>2022-06-29T09:39:03.710029335</dc:date>
    <meta:document-statistic meta:object-count="41"/>
  </office:meta>
</office:document-meta>
</file>